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Vector.put112( final int byteValue1 , final int byteValue2 , final int shor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yteVector.put122( final int byteValue , final int shortValue1 , final int shortValue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yteVecto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Vector.encodeUtf8( final String stringValue , final int offset , final int maxByteLength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4">
            <text:p text:style-name="Table_20_Contents">44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ByteVector.putByteArray( final byte [ ] byteArrayValue , final int byteOffset , final int byte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yteVector.put11( final int byteValue1 , final int byteValue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yteVector.putByte( final int byte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yteVector.putLong( final long long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yteVector.ByteVector( final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yteVector.ByteV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Vector.putShort( final int shor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yteVector.put12( final int byteValue , final int shor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yteVector.ByteVector( final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Vector.putUTF8( final String string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yteVector.putInt( final int in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yteVector.enlarge( final int 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